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rebuchetMS" svg:font-family="TrebuchetMS" style:font-family-generic="roman" style:font-pitch="variable"/>
  </office:font-face-decls>
  <office:automatic-styles>
    <style:style style:name="Táboa2" style:family="table">
      <style:table-properties style:width="14.982cm" fo:margin-left="0cm" fo:margin-top="0cm" fo:margin-bottom="0cm" table:align="left" style:writing-mode="lr-tb"/>
    </style:style>
    <style:style style:name="Táboa2.A" style:family="table-column">
      <style:table-column-properties style:column-width="14.982cm"/>
    </style:style>
    <style:style style:name="Táboa2.1" style:family="table-row">
      <style:table-row-properties style:min-row-height="0.506cm" fo:keep-together="auto"/>
    </style:style>
    <style:style style:name="Tábo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áboa2.2" style:family="table-row">
      <style:table-row-properties style:min-row-height="0.923cm" fo:keep-together="auto"/>
    </style:style>
    <style:style style:name="Táboa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áboa2.4" style:family="table-row">
      <style:table-row-properties style:min-row-height="1.448cm" fo:keep-together="auto"/>
    </style:style>
    <style:style style:name="P1" style:family="paragraph" style:parent-style-name="Standard">
      <style:paragraph-properties fo:margin-top="0cm" fo:margin-bottom="0cm" style:contextual-spacing="false" fo:line-height="100%"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margin-top="0.423cm" fo:margin-bottom="0cm" style:contextual-spacing="false" fo:line-height="104%"/>
      <style:text-properties fo:font-size="9pt" style:font-size-asian="9pt" style:font-size-complex="9pt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Standard_20__28_user_29_">
      <style:paragraph-properties fo:orphans="0" fo:widows="0"/>
    </style:style>
    <style:style style:name="P5" style:family="paragraph" style:parent-style-name="Standard_20__28_user_29_">
      <style:paragraph-properties fo:margin-top="0.106cm" fo:margin-bottom="0cm" style:contextual-spacing="false" fo:orphans="0" fo:widows="0"/>
    </style:style>
    <style:style style:name="P6" style:family="paragraph" style:parent-style-name="Standard_20__28_user_29_">
      <style:paragraph-properties fo:margin-top="0.212cm" fo:margin-bottom="0cm" style:contextual-spacing="false" fo:orphans="0" fo:widows="0"/>
    </style:style>
    <style:style style:name="P7" style:family="paragraph" style:parent-style-name="Standard_20__28_user_29_">
      <style:paragraph-properties fo:margin-top="0.106cm" fo:margin-bottom="0cm" style:contextual-spacing="false" fo:orphans="0" fo:widows="0"/>
      <style:text-properties officeooo:paragraph-rsid="001ab2cc"/>
    </style:style>
    <style:style style:name="P8" style:family="paragraph" style:parent-style-name="Standard">
      <style:paragraph-properties fo:margin-top="0.212cm" fo:margin-bottom="0.212cm" style:contextual-spacing="false"/>
    </style:style>
    <style:style style:name="P9" style:family="paragraph" style:parent-style-name="Standard_20__28_user_29_">
      <style:paragraph-properties fo:margin-top="0.106cm" fo:margin-bottom="0cm" style:contextual-spacing="false" fo:orphans="0" fo:widows="0"/>
      <style:text-properties style:use-window-font-color="true" loext:opacity="0%" style:font-name="Calibri" fo:font-size="8pt" style:font-size-asian="8pt" style:font-name-complex="Calibri1" style:font-size-complex="8pt"/>
    </style:style>
    <style:style style:name="P10" style:family="paragraph" style:parent-style-name="Standard_20__28_user_29_">
      <style:paragraph-properties fo:margin-top="0.049cm" fo:margin-bottom="0.176cm" style:contextual-spacing="false" fo:line-height="115%"/>
    </style:style>
    <style:style style:name="P11" style:family="paragraph" style:parent-style-name="Standard_20__28_user_29_">
      <style:paragraph-properties fo:margin-top="0.212cm" fo:margin-bottom="0cm" style:contextual-spacing="false" fo:orphans="0" fo:widows="0"/>
      <style:text-properties style:font-name="Calibri" fo:font-size="8pt" fo:language="gl" fo:country="ES" style:font-size-asian="8pt" style:font-name-complex="Calibri1" style:font-size-complex="8pt"/>
    </style:style>
    <style:style style:name="P12" style:family="paragraph" style:parent-style-name="Heading_20_3">
      <style:paragraph-properties fo:margin-top="0.106cm" fo:margin-bottom="0cm" style:contextual-spacing="false" fo:orphans="0" fo:widows="0"/>
      <style:text-properties officeooo:paragraph-rsid="001b9a98"/>
    </style:style>
    <style:style style:name="P13" style:family="paragraph" style:parent-style-name="Standard_20__28_user_29_">
      <style:paragraph-properties fo:margin-top="0.106cm" fo:margin-bottom="0cm" style:contextual-spacing="false" fo:orphans="0" fo:widows="0"/>
      <style:text-properties officeooo:paragraph-rsid="001b9a98"/>
    </style:style>
    <style:style style:name="P14" style:family="paragraph" style:parent-style-name="Standard_20__28_user_29_">
      <loext:graphic-properties draw:fill="none"/>
      <style:paragraph-properties fo:margin-left="0cm" fo:margin-right="0cm" fo:margin-top="0.106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officeooo:paragraph-rsid="001b9a98" fo:hyphenate="false" fo:hyphenation-remain-char-count="2" fo:hyphenation-push-char-count="2" loext:hyphenation-no-caps="false"/>
    </style:style>
    <style:style style:name="P15" style:family="paragraph" style:parent-style-name="Standard_20__28_user_29_">
      <style:paragraph-properties fo:margin-top="0.106cm" fo:margin-bottom="0cm" style:contextual-spacing="false" fo:orphans="0" fo:widows="0"/>
      <style:text-properties style:use-window-font-color="true" loext:opacity="0%" style:font-name="Calibri" fo:font-size="8pt" style:font-size-asian="8pt" style:font-name-complex="Calibri1" style:font-size-complex="8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officeooo:rsid="001ab2cc" style:font-size-asian="9pt" style:font-weight-asian="normal" style:font-size-complex="9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style:font-name="Calibri" fo:font-size="8pt" style:font-size-asian="8pt" style:font-name-complex="Calibri1" style:font-size-complex="8pt"/>
    </style:style>
    <style:style style:name="T5" style:family="text">
      <style:text-properties style:use-window-font-color="true" loext:opacity="0%" style:font-name="Calibri" fo:font-size="8pt" fo:font-weight="bold" style:font-size-asian="8pt" style:font-weight-asian="bold" style:font-name-complex="Calibri1" style:font-size-complex="8pt" style:font-weight-complex="bold"/>
    </style:style>
    <style:style style:name="T6" style:family="text">
      <style:text-properties style:use-window-font-color="true" loext:opacity="0%" style:font-name="Calibri" fo:font-size="8pt" fo:font-style="italic" style:font-size-asian="8pt" style:font-style-asian="italic" style:font-name-complex="Calibri1" style:font-size-complex="8pt" style:font-style-complex="italic"/>
    </style:style>
    <style:style style:name="T7" style:family="text">
      <style:text-properties style:use-window-font-color="true" loext:opacity="0%" style:font-name="Calibri" fo:font-size="8pt" fo:font-style="italic" fo:font-weight="bold" style:font-size-asian="8pt" style:font-style-asian="italic" style:font-weight-asian="bold" style:font-name-complex="Calibri1" style:font-size-complex="8pt" style:font-style-complex="italic" style:font-weight-complex="bold"/>
    </style:style>
    <style:style style:name="T8" style:family="text">
      <style:text-properties style:use-window-font-color="true" loext:opacity="0%" style:font-name="Calibri" fo:font-size="8pt" fo:language="es" fo:country="ES" style:letter-kerning="true" style:font-name-asian="SimSun" style:font-size-asian="8pt" style:language-asian="zh" style:country-asian="CN" style:font-name-complex="Calibri1" style:font-size-complex="8pt" style:language-complex="hi" style:country-complex="IN"/>
    </style:style>
    <style:style style:name="T9" style:family="text">
      <style:text-properties style:use-window-font-color="true" loext:opacity="0%" style:font-name="Calibri" fo:font-size="8pt" fo:language="es" fo:country="ES" officeooo:rsid="001ab2cc" style:letter-kerning="true" style:font-name-asian="SimSun" style:font-size-asian="8pt" style:language-asian="zh" style:country-asian="CN" style:font-name-complex="Calibri1" style:font-size-complex="8pt" style:language-complex="hi" style:country-complex="IN"/>
    </style:style>
    <style:style style:name="T10" style:family="text">
      <style:text-properties style:use-window-font-color="true" loext:opacity="0%" style:font-name="Calibri" fo:font-size="8pt" fo:language="es" fo:country="ES" officeooo:rsid="00226cac" style:letter-kerning="true" style:font-name-asian="SimSun" style:font-size-asian="8pt" style:language-asian="zh" style:country-asian="CN" style:font-name-complex="Calibri1" style:font-size-complex="8pt" style:language-complex="hi" style:country-complex="IN"/>
    </style:style>
    <style:style style:name="T11" style:family="text">
      <style:text-properties style:use-window-font-color="true" loext:opacity="0%" style:font-name="Calibri" fo:font-size="8pt" fo:language="es" fo:country="ES" officeooo:rsid="001ca6d7" style:letter-kerning="true" style:font-name-asian="SimSun" style:font-size-asian="8pt" style:language-asian="zh" style:country-asian="CN" style:font-name-complex="Calibri1" style:font-size-complex="8pt" style:language-complex="hi" style:country-complex="IN"/>
    </style:style>
    <style:style style:name="T12" style:family="text">
      <style:text-properties style:use-window-font-color="true" loext:opacity="0%" style:font-name="Calibri" fo:font-size="8pt" fo:language="es" fo:country="ES" officeooo:rsid="001e71f1" style:letter-kerning="true" style:font-name-asian="SimSun" style:font-size-asian="8pt" style:language-asian="zh" style:country-asian="CN" style:font-name-complex="Calibri1" style:font-size-complex="8pt" style:language-complex="hi" style:country-complex="IN"/>
    </style:style>
    <style:style style:name="T13" style:family="text">
      <style:text-properties style:use-window-font-color="true" loext:opacity="0%" style:font-name="Segoe UI Symbol" fo:font-size="8pt" style:font-size-asian="8pt" style:font-name-complex="Segoe UI Symbol1" style:font-size-complex="8pt"/>
    </style:style>
    <style:style style:name="T14" style:family="text">
      <style:text-properties style:use-window-font-color="true" loext:opacity="0%" style:font-name="MS Gothic" fo:font-size="8pt" style:font-name-asian="MS Gothic1" style:font-size-asian="8pt" style:font-name-complex="Calibri1" style:font-size-complex="8pt"/>
    </style:style>
    <style:style style:name="T15" style:family="text">
      <style:text-properties style:use-window-font-color="true" loext:opacity="0%" style:font-name="MS Gothic" fo:font-size="8pt" fo:font-weight="bold" style:font-name-asian="MS Gothic1" style:font-size-asian="8pt" style:font-weight-asian="bold" style:font-name-complex="Calibri1" style:font-size-complex="8pt" style:font-weight-complex="bold"/>
    </style:style>
    <style:style style:name="T16" style:family="text">
      <style:text-properties style:font-name="Calibri" fo:font-size="9pt" style:font-size-asian="9pt" style:font-name-complex="Calibri1" style:font-size-complex="9pt"/>
    </style:style>
    <style:style style:name="T17" style:family="text">
      <style:text-properties fo:color="#808080" loext:opacity="100%" style:font-name="Calibri" fo:font-size="8pt" style:font-size-asian="8pt" style:font-name-complex="Calibri1" style:font-size-complex="8pt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MS Gothic" fo:font-size="9pt" fo:font-weight="bold" style:font-name-asian="MS Gothic1" style:font-size-asian="9pt" style:font-weight-asian="bold" style:font-size-complex="9pt" style:font-weight-complex="bold"/>
    </style:style>
    <style:style style:name="T20" style:family="text">
      <style:text-properties fo:font-variant="normal" fo:text-transform="none" style:use-window-font-color="true" loext:opacity="0%" style:font-name="Calibri" fo:font-size="8pt" fo:letter-spacing="normal" fo:language="es" fo:country="ES" fo:font-style="normal" fo:font-weight="normal" style:letter-kerning="true" style:font-name-asian="SimSun" style:font-size-asian="8pt" style:language-asian="zh" style:country-asian="CN" style:font-name-complex="Calibri1" style:font-size-complex="8pt" style:language-complex="hi" style:country-complex="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ód. De ADEGA: </text:span><text:span text:style-name="T2">DF____</text:span></text:p>
      <text:p text:style-name="P2"/>
      <table:table table:name="Táboa2" table:style-name="Táboa2">
        <table:table-column table:style-name="Táboa2.A"/>
        <table:table-row table:style-name="Táboa2.1">
          <table:table-cell table:style-name="Táboa2.A1" office:value-type="string">
            <text:p text:style-name="P3">Asunto relacionado</text:p>
          </table:table-cell>
        </table:table-row>
        <table:table-row table:style-name="Táboa2.2">
          <table:table-cell table:style-name="Táboa2.A2" office:value-type="string">
            <text:p text:style-name="P4"><text:span text:style-name="Placeholder_20_Text"><text:span text:style-name="T17"/></text:span></text:p>
          </table:table-cell>
        </table:table-row>
        <table:table-row table:style-name="Táboa2.1">
          <table:table-cell table:style-name="Táboa2.A1" office:value-type="string">
            <text:p text:style-name="P1"><text:span text:style-name="T3">Expón </text:span><text:span text:style-name="T18">(máx. 1995 caracteres, senón a denuncia ten que ir apegada)</text:span></text:p>
          </table:table-cell>
        </table:table-row>
        <table:table-row table:style-name="Táboa2.4">
          <table:table-cell table:style-name="Táboa2.A2" office:value-type="string">
            <text:p text:style-name="P13"><text:span text:style-name="Placeholder_20_Text"><text:span text:style-name="T4">Recentemente, membros de ADEGA detectaron</text:span></text:span><text:span text:style-name="Placeholder_20_Text"><text:span text:style-name="T6"> </text:span></text:span><text:span text:style-name="Placeholder_20_Text"><text:span text:style-name="T7">Incluír a data aproximada, unha descrición dos feitos denunciados, e indicar a referencia catastral e/ou cordeadas X/Y se as houbese</text:span></text:span><text:span text:style-name="Placeholder_20_Text"><text:span text:style-name="T4">, no polígono </text:span></text:span><text:span text:style-name="Placeholder_20_Text"><text:span text:style-name="T5">_____</text:span></text:span><text:span text:style-name="Placeholder_20_Text"><text:span text:style-name="T4"> Parcela ______no Concello de </text:span></text:span><text:span text:style-name="Placeholder_20_Text"><text:span text:style-name="T5">__________</text:span></text:span><text:span text:style-name="Placeholder_20_Text"><text:span text:style-name="T4"> Provincia de </text:span></text:span><text:span text:style-name="Placeholder_20_Text"><text:span text:style-name="T5">___________</text:span></text:span><text:span text:style-name="Placeholder_20_Text"><text:span text:style-name="T4">,</text:span></text:span></text:p>
            <text:p text:style-name="P13"><text:span text:style-name="Placeholder_20_Text"><text:span text:style-name="T4">incumprindo o establecido na Lei 7/2012, do 28 de xuño, de montes de Galicia, concretamente: </text:span></text:span></text:p>
            <text:p text:style-name="P5"><text:span text:style-name="Placeholder_20_Text"><text:span text:style-name="T13">☐</text:span></text:span><text:span text:style-name="Placeholder_20_Text"><text:span text:style-name="T4">Artigo 60 regula os cambios de actividade forestal a agrícola. </text:span></text:span></text:p>
            <text:p text:style-name="P5"><text:span text:style-name="Placeholder_20_Text"><text:span text:style-name="T13">☐</text:span></text:span><text:span text:style-name="Placeholder_20_Text"><text:span text:style-name="T4">Artigo 61 regula os cambios de actividade agrícola a forestal. </text:span></text:span></text:p>
            <text:p text:style-name="P5"><text:span text:style-name="Placeholder_20_Text"><text:span text:style-name="T13">☐</text:span></text:span><text:span text:style-name="Placeholder_20_Text"><text:span text:style-name="T4">Artigo 67.4 establece a prohibición das reforestacións e novas plantacións con eucaliptos nas superficies poboadas por frondosas autóctonas. </text:span></text:span></text:p>
            <text:p text:style-name="P5"><text:span text:style-name="Placeholder_20_Text"><text:span text:style-name="T13">☐</text:span></text:span><text:span text:style-name="Placeholder_20_Text"><text:span text:style-name="T4">Artigo 67.5 establece a necesidade dunha autorización para novas plantacións de eucalipto superiores a 5ha. </text:span></text:span></text:p>
            <text:p text:style-name="P5"><text:span text:style-name="Placeholder_20_Text"><text:span text:style-name="T13">☐</text:span></text:span><text:span text:style-name="Placeholder_20_Text"><text:span text:style-name="T4">Artigo 68 relativo ás distancias das repoboacións </text:span></text:span></text:p>
            <text:p text:style-name="P5"><text:span text:style-name="Placeholder_20_Text"><text:span text:style-name="T13">☐</text:span></text:span><text:span text:style-name="Placeholder_20_Text"><text:span text:style-name="T4">Artigo 92 establece as condicións para a realización de cortas e outros aproveitamentos madeireiros. </text:span></text:span></text:p>
            <text:p text:style-name="P5"><text:span text:style-name="Placeholder_20_Text"><text:span text:style-name="T13">☐</text:span></text:span><text:span text:style-name="Placeholder_20_Text"><text:span text:style-name="T4">Artigo 93 relacionado co aproveitamento en masas consolidadas de frondosas autóctonas </text:span></text:span></text:p>
            <text:p text:style-name="P5"><text:span text:style-name="Placeholder_20_Text"><text:span text:style-name="T13">☐</text:span></text:span><text:span text:style-name="Placeholder_20_Text"><text:span text:style-name="T4">Artigo 104 establece o comercio responsable de produtos forestais e a loita contra a madeira ilegal. </text:span></text:span></text:p>
            <text:p text:style-name="P9"><text:span text:style-name="Placeholder_20_Text"><text:span text:style-name="T4"/></text:span></text:p>
            <text:p text:style-name="P9"><text:span text:style-name="Placeholder_20_Text"><text:span text:style-name="T4"/></text:span></text:p>
            <text:p text:style-name="P13"><text:span text:style-name="Placeholder_20_Text"><text:span text:style-name="T4">Ademais de:</text:span></text:span></text:p>
            <text:p text:style-name="P14"><text:span text:style-name="Placeholder_20_Text"><text:span text:style-name="T13">☐</text:span></text:span><text:span text:style-name="Placeholder_20_Text"><text:span text:style-name="T8">L</text:span></text:span><text:span text:style-name="Placeholder_20_Text"><text:span text:style-name="T9">ei</text:span></text:span><text:span text:style-name="Placeholder_20_Text"><text:span text:style-name="T8"> 11/2021, do 14 de maio, de recuperación da terra agraria de Galicia, </text:span></text:span><text:span text:style-name="Placeholder_20_Text"><text:span text:style-name="T10">que establece na </text:span></text:span><text:span text:style-name="Placeholder_20_Text"><text:span text:style-name="T11">disposición transitoira novena establece a prohibición da plantación de especies do xénero Eucalyptus </text:span></text:span><text:span text:style-name="Placeholder_20_Text"><text:span text:style-name="T12">nos terreos onde non fose maioritario, sempre e cando as plantacions anteriores respectasena lexislación vixente.</text:span></text:span></text:p>
            <text:p text:style-name="P13"><text:span text:style-name="Placeholder_20_Text"><text:span text:style-name="T13">☐</text:span></text:span><text:span text:style-name="Placeholder_20_Text"><text:span text:style-name="T4">Lei 3/2007 de 9 de abril, de prevención e defensa contra os incendios forestais de Galicia. </text:span></text:span></text:p>
            <text:p text:style-name="P13"><text:span text:style-name="Placeholder_20_Text"><text:span text:style-name="T13">☐</text:span></text:span><text:span text:style-name="Placeholder_20_Text"><text:span text:style-name="T4"> Lei 5/2016 do 4 de maio do patrimonio cultural de Galicia.</text:span></text:span></text:p>
            <text:p text:style-name="P13"><text:span text:style-name="Placeholder_20_Text"><text:span text:style-name="T13">☐</text:span></text:span><text:span text:style-name="Placeholder_20_Text"><text:span text:style-name="T4"> Lei 5/2019, do 2 de agosto, do patrimonio natural e da Biodiversidade de Galicia.</text:span></text:span></text:p>
            <text:p text:style-name="P13"><text:span text:style-name="Placeholder_20_Text"><text:span text:style-name="T8">☐ Real Decreto 849/1986, de 11 de abril, por el que se aprueba el Reglamento del Dominio Público Hidráulico, que desarrolla los títulos preliminar I, IV, V, VI y VII de la Ley 29/1985, de 2 de agosto, de Aguas.</text:span></text:span></text:p>
            <text:h text:style-name="P12" text:outline-level="3"><text:span text:style-name="Placeholder_20_Text"><text:span text:style-name="T20">☐ Real Decreto 35/2023, de 24 de enero, por el que se aprueba la revisión de los planes hidrológicos de las demarcaciones hidrográficas del Cantábrico Occidental, Guadalquivir, Ceuta, Melilla, Segura y Júcar, y de la parte española de las demarcaciones hidrográficas del Cantábrico Oriental, Miño-Sil, Duero, Tajo, Guadiana y Ebro.</text:span></text:span></text:h>
            <text:p text:style-name="P13"><text:span text:style-name="Placeholder_20_Text"><text:span text:style-name="T13">☐</text:span></text:span><text:span text:style-name="Placeholder_20_Text"><text:span text:style-name="T4">Decreto 37/2014, do 27 de marzo, polo que se declaran zonas especiais de conservación os lugares de importancia comunitaria de Galicia e se aproba o Plan director da Rede Natura 2000 de Galicia.</text:span></text:span></text:p>
            <text:p text:style-name="P13"><text:span text:style-name="Placeholder_20_Text"><text:span text:style-name="T13">☐</text:span></text:span><text:span text:style-name="Placeholder_20_Text"><text:span text:style-name="T4"> Lei 33/2015, do 21 de setembro, pola que se modifica a Lei 42/2007, do 13 de decembro, do patrimonio natural e da biodiversidade.</text:span></text:span></text:p>
            <text:p text:style-name="P13"><text:span text:style-name="Placeholder_20_Text"><text:span text:style-name="T13">☐</text:span></text:span><text:span text:style-name="Placeholder_20_Text"><text:span text:style-name="T4">Ley 45/2007 Desarrollo sostenible del medio rural.</text:span></text:span></text:p>
            <text:p text:style-name="P13"><text:span text:style-name="Placeholder_20_Text"><text:span text:style-name="T15">☐</text:span></text:span><text:span text:style-name="Placeholder_20_Text"><text:span text:style-name="T5"> Outras: </text:span></text:span></text:p>
            <text:p text:style-name="P5"><text:span text:style-name="Placeholder_20_Text"><text:span text:style-name="T5"/></text:span></text:p>
          </table:table-cell>
        </table:table-row>
        <table:table-row table:style-name="Táboa2.1">
          <table:table-cell table:style-name="Táboa2.A1" office:value-type="string">
            <text:p text:style-name="P3">Solicita </text:p>
          </table:table-cell>
        </table:table-row>
        <table:table-row table:style-name="Táboa2.4">
          <table:table-cell table:style-name="Táboa2.A2" office:value-type="string">
            <text:p text:style-name="P11">Que se comproben os feitos denunciados e se aplique o réxime sancionador previsto nas citadas leis, esixindo en todo caso a obriga de reparación do dano para devolver o espazo afectado ao seu estado primitivo</text:p>
            <text:p text:style-name="P6"><text:span text:style-name="Placeholder_20_Text"><text:span text:style-name="T4">Que se informe en tempo e forma a esta entidade das medidas ou actuacións derivadas da presente denuncia.</text:span></text:span></text:p>
            <text:p text:style-name="P6"><text:span text:style-name="Placeholder_20_Text"><text:span text:style-name="T4">Que se investigue a situación de legalidade das parcelas estremeiras ou próximas ás denunciadas e, no seu caso, se realice a pertinente denuncia de oficio.</text:span></text:span></text:p>
          </table:table-cell>
        </table:table-row>
      </table:table>
      <text:p text:style-name="P8"><text:span text:style-name="T19">☐</text:span><text:span text:style-name="T1">Acompáñase outra documentación</text:span></text:p>
      <text:p text:style-name="P8"><text:span text:style-name="Placeholder_20_Text"><text:span text:style-name="T1"/></text:span></text:p>
      <text:p text:style-name="P10"><text:span text:style-name="T16">Dirixido a</text:span><text:span text:style-name="T1"> </text:span><text:drop-down text:name=""><text:label text:value="Elija un elemento."/><text:label text:value="SERVIZO DE PROTECCIÓN DA NATUREZA (SEPRONA)"/><text:label text:value="POLICÍA AUTONÓMICA"/><text:label text:value="MINISTERIO PARA A TRANSICIÓN ECOLÓXICA E O RETO DEMOGRÁFICO, CONFEDERACIÓN HIDROGRÁFICA MIÑO SIL"/><text:label text:value="CONSELLERÍA DE INFRAESTRUCTURAS E MOBILIDADE- AUGAS DE GALICIA"/><text:label text:value="CONSELLARÍA DE MEDIO RURAL, XEFATURA TERRITORIAL DE LUGO"/><text:label text:value="CONSELLARÍA DE MEDIO RURAL, XEFATURA TERRITORIAL DA CORUÑA"/><text:label text:value="CONSELLARÍA DE MEDIO RURAL, XEFATURA TERRITORIAL DE PONTEVEDRA"/><text:label text:value="CONSELLARÍA DE MEDIO RURAL, XEFATURA TERRITORIAL DE OURENSE"/><text:label text:value="CONSELLARÍA DE MEDIO AMBIENTE TERRITORIO E VIVENDA - XEFATURA TERRITORIAL DE LUGO"/><text:label text:value="CONSELLARÍA DE MEDIO AMBIENTE TERRITORIO E VIVENDA - XEFATURA TERRITORIAL DA CORUÑA"/><text:label text:value="CONSELLARÍA DE MEDIO AMBIENTE TERRITORIO E VIVENDA - XEFATURA TERRITORIAL DE PONTEVEDRA"/><text:label text:value="CONSELLARÍA DE MEDIO AMBIENTE TERRITORIO E VIVENDA - XEFATURA TERRITORIAL DE OURENSE"/><text:label text:value="CONSELLARÍA DE CULTURA, EDUCACIÓN E UNIVERSIDADE - XEFATURA TERRITORIAL DE LUGO"/><text:label text:value="CONSELLARÍA DE CULTURA, EDUCACIÓN E UNIVERSIDADE - XEFATURA TERRITORIAL DA CORUÑA"/><text:label text:value="CONSELLARÍA DE CULTURA, EDUCACIÓN E UNIVERSIDADE - XEFATURA TERRITORIAL DE OURENSE"/><text:label text:value="CONSELLARÍA DE CULTURA, EDUCACIÓN E UNIVERSIDADE - XEFATURA TERRITORIAL DE PONTEVEDRA"/><text:label text:current-selected="true" text:value="Elixe a entidade á que se dirixe a denuncia"/>Elixe a entidade á que se dirixe a denuncia</text:drop-dow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rebuchetMS" svg:font-family="TrebuchetM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s" fo:country="ES" style:letter-kerning="true" style:font-name-asian="SimSun" style:font-family-asian="SimSun" style:font-family-generic-asian="system" style:font-pitch-asian="variabl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2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name-asian="SimSun" style:font-family-asian="SimSun" style:font-family-generic-asian="system" style:font-pitch-asian="variable" style:font-size-asian="10pt" style:font-name-complex="Liberation Serif1" style:font-family-complex="'Liberation Serif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76cm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3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.499cm" fo:margin-left="3cm" fo:margin-right="3cm" style:writing-mode="lr-tb" style:layout-grid-color="#c0c0c0" style:layout-grid-lines="264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ega</meta:initial-creator>
    <meta:editing-cycles>34</meta:editing-cycles>
    <meta:creation-date>2021-04-22T17:56:00</meta:creation-date>
    <dc:date>2023-05-09T11:05:30.627000000</dc:date>
    <meta:editing-duration>PT3H1M54S</meta:editing-duration>
    <meta:generator>LibreOffice/7.2.5.2$Windows_X86_64 LibreOffice_project/499f9727c189e6ef3471021d6132d4c694f357e5</meta:generator>
    <meta:document-statistic meta:table-count="1" meta:image-count="0" meta:object-count="0" meta:page-count="1" meta:paragraph-count="30" meta:word-count="507" meta:character-count="3220" meta:non-whitespace-character-count="2731"/>
    <meta:user-defined meta:name="AppVersion">16.0000</meta:user-defined>
    <meta:template xlink:type="simple" xlink:actuate="onRequest" xlink:title="Normal" xlink:href=""/>
  </office:meta>
</office:document-meta>
</file>